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8"/>
        <table:table-column table:style-name="co5" table:default-cell-style-name="ce6"/>
        <table:table-column table:style-name="co4" table:default-cell-style-name="ce13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uin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2" office:value-type="string" calcext:value-type="string">
            <text:p>Nom fournisseur</text:p>
          </table:table-cell>
          <table:table-cell table:style-name="ce9" office:value-type="string" calcext:value-type="string">
            <text:p>Date </text:p>
          </table:table-cell>
          <table:table-cell table:style-name="ce2" office:value-type="string" calcext:value-type="string">
            <text:p>Numéro de</text:p>
          </table:table-cell>
          <table:table-cell table:style-name="ce14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9" office:value-type="string" calcext:value-type="string">
            <text:p>d'approbation</text:p>
          </table:table-cell>
          <table:table-cell table:style-name="ce2" office:value-type="string" calcext:value-type="string">
            <text:p>l'entente</text:p>
          </table:table-cell>
          <table:table-cell table:style-name="ce14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7" office:value-type="float" office:value="1197587" calcext:value-type="float">
            <text:p>1197587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2142" calcext:value-type="float">
            <text:p>2 142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408" calcext:value-type="float">
            <text:p>1207408</text:p>
          </table:table-cell>
          <table:table-cell table:style-name="ce3"/>
          <table:table-cell table:style-name="ce10" office:value-type="date" office:date-value="2017-06-09" calcext:value-type="date">
            <text:p>09-juin-17</text:p>
          </table:table-cell>
          <table:table-cell/>
          <table:table-cell table:style-name="ce15" office:value-type="float" office:value="1633" calcext:value-type="float">
            <text:p>1 633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923" calcext:value-type="float">
            <text:p>1205923</text:p>
          </table:table-cell>
          <table:table-cell table:style-name="ce3" office:value-type="string" calcext:value-type="string">
            <text:p>CYCLONE SANTE INC.</text:p>
          </table:table-cell>
          <table:table-cell table:style-name="ce10" office:value-type="date" office:date-value="2017-06-05" calcext:value-type="date">
            <text:p>05-juin-17</text:p>
          </table:table-cell>
          <table:table-cell/>
          <table:table-cell table:style-name="ce15" office:value-type="float" office:value="1259.85" calcext:value-type="float">
            <text:p>1 259,85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709" calcext:value-type="float">
            <text:p>1206709</text:p>
          </table:table-cell>
          <table:table-cell table:style-name="ce3" office:value-type="string" calcext:value-type="string">
            <text:p>DENIS PROVENÇAL ARBITRAGE ET MEDIATION</text:p>
          </table:table-cell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228.35" calcext:value-type="float">
            <text:p>228,35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7" office:value-type="float" office:value="1177981" calcext:value-type="float">
            <text:p>1177981</text:p>
          </table:table-cell>
          <table:table-cell table:style-name="ce3" office:value-type="string" calcext:value-type="string">
            <text:p>DEMIX BETON</text:p>
          </table:table-cell>
          <table:table-cell table:style-name="ce10" office:value-type="date" office:date-value="2017-06-01" calcext:value-type="date">
            <text:p>01-juin-17</text:p>
          </table:table-cell>
          <table:table-cell/>
          <table:table-cell table:style-name="ce15" office:value-type="float" office:value="804.2" calcext:value-type="float">
            <text:p>804,20</text:p>
          </table:table-cell>
          <table:table-cell table:style-name="ce3" office:value-type="string" calcext:value-type="string">
            <text:p>Bét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759" calcext:value-type="float">
            <text:p>1211759</text:p>
          </table:table-cell>
          <table:table-cell table:style-name="ce3" office:value-type="string" calcext:value-type="string">
            <text:p>ENGLOBE CORP.</text:p>
          </table:table-cell>
          <table:table-cell table:style-name="ce10" office:value-type="date" office:date-value="2017-06-28" calcext:value-type="date">
            <text:p>28-juin-17</text:p>
          </table:table-cell>
          <table:table-cell/>
          <table:table-cell table:style-name="ce15" office:value-type="float" office:value="4105.54" calcext:value-type="float">
            <text:p>4 105,54</text:p>
          </table:table-cell>
          <table:table-cell table:style-name="ce3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896" calcext:value-type="float">
            <text:p>1207896</text:p>
          </table:table-cell>
          <table:table-cell table:style-name="ce3" office:value-type="string" calcext:value-type="string">
            <text:p>PRODUITS SANY</text:p>
          </table:table-cell>
          <table:table-cell table:style-name="ce10" office:value-type="date" office:date-value="2017-06-12" calcext:value-type="date">
            <text:p>12-juin-17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207.67" calcext:value-type="float">
            <text:p>207,67</text:p>
          </table:table-cell>
          <table:table-cell table:style-name="ce3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170" calcext:value-type="float">
            <text:p>1208170</text:p>
          </table:table-cell>
          <table:table-cell table:style-name="ce3"/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664.9" calcext:value-type="float">
            <text:p>664,90</text:p>
          </table:table-cell>
          <table:table-cell table:style-name="ce3" office:value-type="string" calcext:value-type="string">
            <text:p>Équipements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045" calcext:value-type="float">
            <text:p>1211045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0" office:value-type="date" office:date-value="2017-06-23" calcext:value-type="date">
            <text:p>23-juin-17</text:p>
          </table:table-cell>
          <table:table-cell table:style-name="ce7"/>
          <table:table-cell table:style-name="ce15" office:value-type="float" office:value="1049.87" calcext:value-type="float">
            <text:p>1 049,87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048" calcext:value-type="float">
            <text:p>1210048</text:p>
          </table:table-cell>
          <table:table-cell table:style-name="ce3" office:value-type="string" calcext:value-type="string">
            <text:p>U. CAYOUETTE INC.</text:p>
          </table:table-cell>
          <table:table-cell table:style-name="ce10" office:value-type="date" office:date-value="2017-06-20" calcext:value-type="date">
            <text:p>20-juin-17</text:p>
          </table:table-cell>
          <table:table-cell table:style-name="ce7"/>
          <table:table-cell table:style-name="ce15" office:value-type="float" office:value="304.26" calcext:value-type="float">
            <text:p>304,2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7" office:value-type="float" office:value="1205090" calcext:value-type="float">
            <text:p>1205090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10" office:value-type="date" office:date-value="2017-06-01" calcext:value-type="date">
            <text:p>01-juin-17</text:p>
          </table:table-cell>
          <table:table-cell table:style-name="ce7" office:value-type="float" office:value="1163361" calcext:value-type="float">
            <text:p>1163361</text:p>
          </table:table-cell>
          <table:table-cell table:style-name="ce15" office:value-type="float" office:value="626.77" calcext:value-type="float">
            <text:p>626,77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428" calcext:value-type="float">
            <text:p>1203428</text:p>
          </table:table-cell>
          <table:table-cell table:style-name="ce3" office:value-type="string" calcext:value-type="string">
            <text:p>PEPINIERE A. MUCCI INC.</text:p>
          </table:table-cell>
          <table:table-cell table:style-name="ce10" office:value-type="date" office:date-value="2017-06-05" calcext:value-type="date">
            <text:p>05-juin-17</text:p>
          </table:table-cell>
          <table:table-cell table:style-name="ce7" office:value-type="float" office:value="1074486" calcext:value-type="float">
            <text:p>1074486</text:p>
          </table:table-cell>
          <table:table-cell table:style-name="ce15" office:value-type="float" office:value="3740.18" calcext:value-type="float">
            <text:p>3 740,18</text:p>
          </table:table-cell>
          <table:table-cell table:style-name="ce3" office:value-type="string" calcext:value-type="string">
            <text:p>Terre et terr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222" calcext:value-type="float">
            <text:p>1212222</text:p>
          </table:table-cell>
          <table:table-cell table:style-name="ce3" office:value-type="string" calcext:value-type="string">
            <text:p>TRAFFIC LOGIX</text:p>
          </table:table-cell>
          <table:table-cell table:style-name="ce10" office:value-type="date" office:date-value="2017-06-30" calcext:value-type="date">
            <text:p>30-juin-17</text:p>
          </table:table-cell>
          <table:table-cell/>
          <table:table-cell table:style-name="ce15" office:value-type="float" office:value="11438.39" calcext:value-type="float">
            <text:p>11 438,39</text:p>
          </table:table-cell>
          <table:table-cell table:style-name="ce3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7" office:value-type="float" office:value="1206941" calcext:value-type="float">
            <text:p>1206941</text:p>
          </table:table-cell>
          <table:table-cell table:style-name="ce3" office:value-type="string" calcext:value-type="string">
            <text:p>BOUTY INC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 office:value-type="float" office:value="1013950" calcext:value-type="float">
            <text:p>1013950</text:p>
          </table:table-cell>
          <table:table-cell table:style-name="ce15" office:value-type="float" office:value="604.02" calcext:value-type="float">
            <text:p>604,02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7" office:value-type="float" office:value="1208249" calcext:value-type="float">
            <text:p>1208249</text:p>
          </table:table-cell>
          <table:table-cell table:style-name="ce3" office:value-type="string" calcext:value-type="string">
            <text:p>BIBLIO RPL LTEE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690.34" calcext:value-type="float">
            <text:p>690,34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66708" calcext:value-type="float">
            <text:p>1166708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8.71" calcext:value-type="float">
            <text:p>48,71</text:p>
          </table:table-cell>
          <table:table-cell table:style-name="ce3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38" calcext:value-type="float">
            <text:p>1209038</text:p>
          </table:table-cell>
          <table:table-cell table:style-name="ce3"/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57" calcext:value-type="float">
            <text:p>1209057</text:p>
          </table:table-cell>
          <table:table-cell table:style-name="ce3" office:value-type="string" calcext:value-type="string">
            <text:p>BRODART CANADA COMPAGNY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771.66" calcext:value-type="float">
            <text:p>771,66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87639" calcext:value-type="float">
            <text:p>1187639</text:p>
          </table:table-cell>
          <table:table-cell table:style-name="ce3" office:value-type="string" calcext:value-type="string">
            <text:p>CARR MCLEAN LIMITED</text:p>
          </table:table-cell>
          <table:table-cell table:style-name="ce10" office:value-type="date" office:date-value="2017-06-19" calcext:value-type="date">
            <text:p>19-juin-17</text:p>
          </table:table-cell>
          <table:table-cell/>
          <table:table-cell table:style-name="ce15" office:value-type="float" office:value="1477.06" calcext:value-type="float">
            <text:p>1 477,06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310" calcext:value-type="float">
            <text:p>1208310</text:p>
          </table:table-cell>
          <table:table-cell table:style-name="ce3"/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299.85" calcext:value-type="float">
            <text:p>299,85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52" calcext:value-type="float">
            <text:p>1209052</text:p>
          </table:table-cell>
          <table:table-cell table:style-name="ce3" office:value-type="string" calcext:value-type="string">
            <text:p>C.P.U. DESIGN INC.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152.23" calcext:value-type="float">
            <text:p>152,23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142" calcext:value-type="float">
            <text:p>1205142</text:p>
          </table:table-cell>
          <table:table-cell table:style-name="ce3" office:value-type="string" calcext:value-type="string">
            <text:p>CREATIONS ET ATELIERS SWEET ISABELLE</text:p>
          </table:table-cell>
          <table:table-cell table:style-name="ce10" office:value-type="date" office:date-value="2017-06-01" calcext:value-type="date">
            <text:p>01-juin-17</text:p>
          </table:table-cell>
          <table:table-cell/>
          <table:table-cell table:style-name="ce15" office:value-type="float" office:value="350" calcext:value-type="float">
            <text:p>350,00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69" calcext:value-type="float">
            <text:p>1209069</text:p>
          </table:table-cell>
          <table:table-cell table:style-name="ce3" office:value-type="string" calcext:value-type="string">
            <text:p>DUBO ELECTRIQUE LTEE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422.05" calcext:value-type="float">
            <text:p>422,05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786" calcext:value-type="float">
            <text:p>1210786</text:p>
          </table:table-cell>
          <table:table-cell table:style-name="ce3" office:value-type="string" calcext:value-type="string">
            <text:p>HIPPOLYTE THERMAC</text:p>
          </table:table-cell>
          <table:table-cell table:style-name="ce10" office:value-type="date" office:date-value="2017-06-22" calcext:value-type="date">
            <text:p>22-juin-17</text:p>
          </table:table-cell>
          <table:table-cell/>
          <table:table-cell table:style-name="ce15" office:value-type="float" office:value="3110.45" calcext:value-type="float">
            <text:p>3 110,45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829" calcext:value-type="float">
            <text:p>1210829</text:p>
          </table:table-cell>
          <table:table-cell table:style-name="ce3"/>
          <table:table-cell table:style-name="ce10" office:value-type="date" office:date-value="2017-06-22" calcext:value-type="date">
            <text:p>22-juin-17</text:p>
          </table:table-cell>
          <table:table-cell/>
          <table:table-cell table:style-name="ce15" office:value-type="float" office:value="580.3" calcext:value-type="float">
            <text:p>580,3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336" calcext:value-type="float">
            <text:p>1208336</text:p>
          </table:table-cell>
          <table:table-cell table:style-name="ce3" office:value-type="string" calcext:value-type="string">
            <text:p>JEAN-FRANCOIS LEBLANC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787.41" calcext:value-type="float">
            <text:p>787,41</text:p>
          </table:table-cell>
          <table:table-cell table:style-name="ce3" office:value-type="string" calcext:value-type="string">
            <text:p>Service - Production d'élément d'exposi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771" calcext:value-type="float">
            <text:p>1205771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10" office:value-type="date" office:date-value="2017-06-05" calcext:value-type="date">
            <text:p>05-juin-17</text:p>
          </table:table-cell>
          <table:table-cell/>
          <table:table-cell table:style-name="ce15" office:value-type="float" office:value="227.82" calcext:value-type="float">
            <text:p>227,8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796" calcext:value-type="float">
            <text:p>1203796</text:p>
          </table:table-cell>
          <table:table-cell table:style-name="ce3" office:value-type="string" calcext:value-type="string">
            <text:p>LE MUSEE DU ROCK'N'ROLL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682.42" calcext:value-type="float">
            <text:p>682,42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52" calcext:value-type="float">
            <text:p>1206952</text:p>
          </table:table-cell>
          <table:table-cell table:style-name="ce3" office:value-type="string" calcext:value-type="string">
            <text:p>LES ARTISANS INDIENS DU QUEBEC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438.09" calcext:value-type="float">
            <text:p>438,09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627" calcext:value-type="float">
            <text:p>1205627</text:p>
          </table:table-cell>
          <table:table-cell table:style-name="ce3" office:value-type="string" calcext:value-type="string">
            <text:p>LES DISTRIBUTRICES SYBCO LTEE</text:p>
          </table:table-cell>
          <table:table-cell table:style-name="ce10" office:value-type="date" office:date-value="2017-06-02" calcext:value-type="date">
            <text:p>02-juin-17</text:p>
          </table:table-cell>
          <table:table-cell/>
          <table:table-cell table:style-name="ce15" office:value-type="float" office:value="4829.42" calcext:value-type="float">
            <text:p>4 829,42</text:p>
          </table:table-cell>
          <table:table-cell table:style-name="ce3" office:value-type="string" calcext:value-type="string">
            <text:p>Machine à café - centre cultur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48" calcext:value-type="float">
            <text:p>1209048</text:p>
          </table:table-cell>
          <table:table-cell table:style-name="ce3" office:value-type="string" calcext:value-type="string">
            <text:p>LES EMBALLAGES BOX PACK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677.17" calcext:value-type="float">
            <text:p>677,17</text:p>
          </table:table-cell>
          <table:table-cell table:style-name="ce3" office:value-type="string" calcext:value-type="string">
            <text:p>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265" calcext:value-type="float">
            <text:p>1208265</text:p>
          </table:table-cell>
          <table:table-cell table:style-name="ce3" office:value-type="string" calcext:value-type="string">
            <text:p>MAGASINS BEST BUY LTEE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106.23" calcext:value-type="float">
            <text:p>106,23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505" calcext:value-type="float">
            <text:p>1209505</text:p>
          </table:table-cell>
          <table:table-cell table:style-name="ce3" office:value-type="string" calcext:value-type="string">
            <text:p>PEAUSEIDON EAU DE SOURCE NATURELLE</text:p>
          </table:table-cell>
          <table:table-cell table:style-name="ce10" office:value-type="date" office:date-value="2017-06-16" calcext:value-type="date">
            <text:p>16-juin-17</text:p>
          </table:table-cell>
          <table:table-cell/>
          <table:table-cell table:style-name="ce15" office:value-type="float" office:value="250" calcext:value-type="float">
            <text:p>250,00</text:p>
          </table:table-cell>
          <table:table-cell table:style-name="ce3" office:value-type="string" calcext:value-type="string">
            <text:p>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262" calcext:value-type="float">
            <text:p>1208262</text:p>
          </table:table-cell>
          <table:table-cell table:style-name="ce3" office:value-type="string" calcext:value-type="string">
            <text:p>PRINCIPAL STUDIO INC.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300" calcext:value-type="float">
            <text:p>300,00</text:p>
          </table:table-cell>
          <table:table-cell table:style-name="ce3" office:value-type="string" calcext:value-type="string">
            <text:p>Service - Agence de publicité, promo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338" calcext:value-type="float">
            <text:p>1208338</text:p>
          </table:table-cell>
          <table:table-cell table:style-name="ce3" office:value-type="string" calcext:value-type="string">
            <text:p>QUINCAILLERIE COTE DES NEIGES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134.3" calcext:value-type="float">
            <text:p>134,30</text:p>
          </table:table-cell>
          <table:table-cell table:style-name="ce3" office:value-type="string" calcext:value-type="string">
            <text:p>Isolant thermique et acoust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334" calcext:value-type="float">
            <text:p>1210334</text:p>
          </table:table-cell>
          <table:table-cell table:style-name="ce3" office:value-type="string" calcext:value-type="string">
            <text:p>REPERCUSSION THEATRE</text:p>
          </table:table-cell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419.95" calcext:value-type="float">
            <text:p>419,95</text:p>
          </table:table-cell>
          <table:table-cell table:style-name="ce3" office:value-type="string" calcext:value-type="string">
            <text:p>Location - Génératric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256" calcext:value-type="float">
            <text:p>1208256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629.72" calcext:value-type="float">
            <text:p>629,72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7" office:value-type="float" office:value="1208334" calcext:value-type="float">
            <text:p>1208334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352.76" calcext:value-type="float">
            <text:p>352,76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0359" calcext:value-type="float">
            <text:p>1200359</text:p>
          </table:table-cell>
          <table:table-cell table:style-name="ce3" office:value-type="string" calcext:value-type="string">
            <text:p>SERVICES D'IMPRIMERIE AVANTAGES INC.</text:p>
          </table:table-cell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94.49" calcext:value-type="float">
            <text:p>94,4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330" calcext:value-type="float">
            <text:p>1210330</text:p>
          </table:table-cell>
          <table:table-cell table:style-name="ce3" office:value-type="string" calcext:value-type="string">
            <text:p>STE CANADIENNE DES AUTEURS, COMPOSITEURS ET EDITEURS DE MUSIQUE</text:p>
          </table:table-cell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721.65" calcext:value-type="float">
            <text:p>721,65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95845" calcext:value-type="float">
            <text:p>1195845</text:p>
          </table:table-cell>
          <table:table-cell table:style-name="ce3" office:value-type="string" calcext:value-type="string">
            <text:p>SOLOTECH INC</text:p>
          </table:table-cell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575.22" calcext:value-type="float">
            <text:p>575,22</text:p>
          </table:table-cell>
          <table:table-cell table:style-name="ce3" office:value-type="string" calcext:value-type="string">
            <text:p>Conduit, raccord et fini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328" calcext:value-type="float">
            <text:p>1208328</text:p>
          </table:table-cell>
          <table:table-cell table:style-name="ce3"/>
          <table:table-cell table:style-name="ce10" office:value-type="date" office:date-value="2017-06-13" calcext:value-type="date">
            <text:p>13-juin-17</text:p>
          </table:table-cell>
          <table:table-cell/>
          <table:table-cell table:style-name="ce15" office:value-type="float" office:value="361.53" calcext:value-type="float">
            <text:p>361,53</text:p>
          </table:table-cell>
          <table:table-cell table:style-name="ce3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30" calcext:value-type="float">
            <text:p>1209030</text:p>
          </table:table-cell>
          <table:table-cell table:style-name="ce3" office:value-type="string" calcext:value-type="string">
            <text:p>TECHNO-GESTASS LTEE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520.19" calcext:value-type="float">
            <text:p>520,19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7" office:value-type="float" office:value="1202984" calcext:value-type="float">
            <text:p>1202984</text:p>
          </table:table-cell>
          <table:table-cell table:style-name="ce3" office:value-type="string" calcext:value-type="string">
            <text:p>DEMOLIPRO INC.</text:p>
          </table:table-cell>
          <table:table-cell table:style-name="ce10" office:value-type="date" office:date-value="2017-06-20" calcext:value-type="date">
            <text:p>20-juin-17</text:p>
          </table:table-cell>
          <table:table-cell table:style-name="ce7"/>
          <table:table-cell table:style-name="ce15" office:value-type="float" office:value="157.48" calcext:value-type="float">
            <text:p>157,48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84211" calcext:value-type="float">
            <text:p>1184211</text:p>
          </table:table-cell>
          <table:table-cell table:style-name="ce3" office:value-type="string" calcext:value-type="string">
            <text:p>MONTREAL STENCIL INC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209.97" calcext:value-type="float">
            <text:p>209,97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84779" calcext:value-type="float">
            <text:p>1184779</text:p>
          </table:table-cell>
          <table:table-cell table:style-name="ce3" office:value-type="string" calcext:value-type="string">
            <text:p>MP REPRODUCTIONS INC.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 office:value-type="float" office:value="926254" calcext:value-type="float">
            <text:p>926254</text:p>
          </table:table-cell>
          <table:table-cell table:style-name="ce15" office:value-type="float" office:value="2624.69" calcext:value-type="float">
            <text:p>2 624,69</text:p>
          </table:table-cell>
          <table:table-cell table:style-name="ce3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float" office:value="1181676" calcext:value-type="float">
            <text:p>1181676</text:p>
          </table:table-cell>
          <table:table-cell table:style-name="ce3" office:value-type="string" calcext:value-type="string">
            <text:p>ROGERS AT&amp;T***</text:p>
          </table:table-cell>
          <table:table-cell table:style-name="ce10" office:value-type="date" office:date-value="2017-06-13" calcext:value-type="date">
            <text:p>13-juin-17</text:p>
          </table:table-cell>
          <table:table-cell table:style-name="ce7"/>
          <table:table-cell table:style-name="ce15" office:value-type="float" office:value="438.23" calcext:value-type="float">
            <text:p>438,23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float" office:value="1211949" calcext:value-type="float">
            <text:p>1211949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2099.75" calcext:value-type="float">
            <text:p>2 099,7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7" office:value-type="float" office:value="1210962" calcext:value-type="float">
            <text:p>1210962</text:p>
          </table:table-cell>
          <table:table-cell table:style-name="ce3" office:value-type="string" calcext:value-type="string">
            <text:p>AQUAM SPECIALISTE AQUATIQUE INC.</text:p>
          </table:table-cell>
          <table:table-cell table:style-name="ce10" office:value-type="date" office:date-value="2017-06-22" calcext:value-type="date">
            <text:p>22-juin-17</text:p>
          </table:table-cell>
          <table:table-cell/>
          <table:table-cell table:style-name="ce15" office:value-type="float" office:value="448.19" calcext:value-type="float">
            <text:p>448,19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553" calcext:value-type="float">
            <text:p>1211553</text:p>
          </table:table-cell>
          <table:table-cell table:style-name="ce3"/>
          <table:table-cell table:style-name="ce10" office:value-type="date" office:date-value="2017-06-28" calcext:value-type="date">
            <text:p>28-juin-17</text:p>
          </table:table-cell>
          <table:table-cell/>
          <table:table-cell table:style-name="ce15" office:value-type="float" office:value="251.55" calcext:value-type="float">
            <text:p>251,55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157" calcext:value-type="float">
            <text:p>1205157</text:p>
          </table:table-cell>
          <table:table-cell table:style-name="ce3" office:value-type="string" calcext:value-type="string">
            <text:p>AQUATECHNO SPECIALISTES AQUATIQUES INC.</text:p>
          </table:table-cell>
          <table:table-cell table:style-name="ce10" office:value-type="date" office:date-value="2017-06-01" calcext:value-type="date">
            <text:p>01-juin-17</text:p>
          </table:table-cell>
          <table:table-cell/>
          <table:table-cell table:style-name="ce15" office:value-type="float" office:value="845.15" calcext:value-type="float">
            <text:p>845,15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653" calcext:value-type="float">
            <text:p>1206653</text:p>
          </table:table-cell>
          <table:table-cell table:style-name="ce3"/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809.72" calcext:value-type="float">
            <text:p>809,72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655" calcext:value-type="float">
            <text:p>1206655</text:p>
          </table:table-cell>
          <table:table-cell table:style-name="ce3"/>
          <table:table-cell table:style-name="ce10" office:value-type="date" office:date-value="2017-06-07" calcext:value-type="date">
            <text:p>07-juin-17</text:p>
          </table:table-cell>
          <table:table-cell table:style-name="ce7"/>
          <table:table-cell table:style-name="ce15" office:value-type="float" office:value="809.72" calcext:value-type="float">
            <text:p>809,72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660" calcext:value-type="float">
            <text:p>1206660</text:p>
          </table:table-cell>
          <table:table-cell table:style-name="ce3"/>
          <table:table-cell table:style-name="ce10" office:value-type="date" office:date-value="2017-06-07" calcext:value-type="date">
            <text:p>07-juin-17</text:p>
          </table:table-cell>
          <table:table-cell table:style-name="ce7"/>
          <table:table-cell table:style-name="ce15" office:value-type="float" office:value="5118.14" calcext:value-type="float">
            <text:p>5 118,14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943" calcext:value-type="float">
            <text:p>1209943</text:p>
          </table:table-cell>
          <table:table-cell table:style-name="ce3" office:value-type="string" calcext:value-type="string">
            <text:p>CIRKAZOU INC.</text:p>
          </table:table-cell>
          <table:table-cell table:style-name="ce10" office:value-type="date" office:date-value="2017-06-19" calcext:value-type="date">
            <text:p>19-juin-17</text:p>
          </table:table-cell>
          <table:table-cell table:style-name="ce7"/>
          <table:table-cell table:style-name="ce15" office:value-type="float" office:value="482.94" calcext:value-type="float">
            <text:p>482,94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235" calcext:value-type="float">
            <text:p>1211235</text:p>
          </table:table-cell>
          <table:table-cell table:style-name="ce3" office:value-type="string" calcext:value-type="string">
            <text:p>CONTENEURS EXPERTS S.D. INC.</text:p>
          </table:table-cell>
          <table:table-cell table:style-name="ce10" office:value-type="date" office:date-value="2017-06-23" calcext:value-type="date">
            <text:p>23-juin-17</text:p>
          </table:table-cell>
          <table:table-cell table:style-name="ce7"/>
          <table:table-cell table:style-name="ce15" office:value-type="float" office:value="18496.96" calcext:value-type="float">
            <text:p>18 496,96</text:p>
          </table:table-cell>
          <table:table-cell table:style-name="ce3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125" calcext:value-type="float">
            <text:p>1211125</text:p>
          </table:table-cell>
          <table:table-cell table:style-name="ce3" office:value-type="string" calcext:value-type="string">
            <text:p>FORMATION SERGE LAMARRE INC.</text:p>
          </table:table-cell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288.72" calcext:value-type="float">
            <text:p>288,72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151" calcext:value-type="float">
            <text:p>1210151</text:p>
          </table:table-cell>
          <table:table-cell table:style-name="ce3" office:value-type="string" calcext:value-type="string">
            <text:p>HONEYWELL LTEE</text:p>
          </table:table-cell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1394.02" calcext:value-type="float">
            <text:p>1 394,02</text:p>
          </table:table-cell>
          <table:table-cell table:style-name="ce3" office:value-type="string" calcext:value-type="string">
            <text:p>Réparation/Entretien - Appareil et système de climatis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40" calcext:value-type="float">
            <text:p>1206940</text:p>
          </table:table-cell>
          <table:table-cell table:style-name="ce3" office:value-type="string" calcext:value-type="string">
            <text:p>LOCATION BENCH &amp; TABLE INC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12"/>
          <table:table-cell table:style-name="ce15" office:value-type="float" office:value="807.88" calcext:value-type="float">
            <text:p>807,88</text:p>
          </table:table-cell>
          <table:table-cell table:style-name="ce3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48" calcext:value-type="float">
            <text:p>1206948</text:p>
          </table:table-cell>
          <table:table-cell table:style-name="ce3"/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807.88" calcext:value-type="float">
            <text:p>807,88</text:p>
          </table:table-cell>
          <table:table-cell table:style-name="ce3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567" calcext:value-type="float">
            <text:p>1211567</text:p>
          </table:table-cell>
          <table:table-cell table:style-name="ce3" office:value-type="string" calcext:value-type="string">
            <text:p>LOISIRS SPORTIFS CDN – NDG</text:p>
          </table:table-cell>
          <table:table-cell table:style-name="ce10" office:value-type="date" office:date-value="2017-06-28" calcext:value-type="date">
            <text:p>28-juin-17</text:p>
          </table:table-cell>
          <table:table-cell/>
          <table:table-cell table:style-name="ce15" office:value-type="float" office:value="3901.41" calcext:value-type="float">
            <text:p>3 901,41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041" calcext:value-type="float">
            <text:p>1209041</text:p>
          </table:table-cell>
          <table:table-cell table:style-name="ce3" office:value-type="string" calcext:value-type="string">
            <text:p>LUMIPRO INC.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335.96" calcext:value-type="float">
            <text:p>335,96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845" calcext:value-type="float">
            <text:p>1209845</text:p>
          </table:table-cell>
          <table:table-cell table:style-name="ce3" office:value-type="string" calcext:value-type="string">
            <text:p>MORISSET EVENEMENTS INC.</text:p>
          </table:table-cell>
          <table:table-cell table:style-name="ce10" office:value-type="date" office:date-value="2017-06-19" calcext:value-type="date">
            <text:p>19-juin-17</text:p>
          </table:table-cell>
          <table:table-cell/>
          <table:table-cell table:style-name="ce15" office:value-type="float" office:value="4225.75" calcext:value-type="float">
            <text:p>4 225,75</text:p>
          </table:table-cell>
          <table:table-cell table:style-name="ce3" office:value-type="string" calcext:value-type="string">
            <text:p>Service - Organisation d'évènement corporatif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67" calcext:value-type="float">
            <text:p>1207067</text:p>
          </table:table-cell>
          <table:table-cell table:style-name="ce3" office:value-type="string" calcext:value-type="string">
            <text:p>PRODUITS SANY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556.96" calcext:value-type="float">
            <text:p>556,96</text:p>
          </table:table-cell>
          <table:table-cell table:style-name="ce3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68" calcext:value-type="float">
            <text:p>1207068</text:p>
          </table:table-cell>
          <table:table-cell table:style-name="ce3"/>
          <table:table-cell table:style-name="ce10" office:value-type="date" office:date-value="2017-06-08" calcext:value-type="date">
            <text:p>08-juin-17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556.96" calcext:value-type="float">
            <text:p>556,96</text:p>
          </table:table-cell>
          <table:table-cell table:style-name="ce3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890" calcext:value-type="float">
            <text:p>1208890</text:p>
          </table:table-cell>
          <table:table-cell table:style-name="ce3"/>
          <table:table-cell table:style-name="ce10" office:value-type="date" office:date-value="2017-06-14" calcext:value-type="date">
            <text:p>14-juin-17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173.34" calcext:value-type="float">
            <text:p>173,34</text:p>
          </table:table-cell>
          <table:table-cell table:style-name="ce3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342" calcext:value-type="float">
            <text:p>1210342</text:p>
          </table:table-cell>
          <table:table-cell table:style-name="ce3"/>
          <table:table-cell table:style-name="ce10" office:value-type="date" office:date-value="2017-06-20" calcext:value-type="date">
            <text:p>20-juin-17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708.92" calcext:value-type="float">
            <text:p>708,92</text:p>
          </table:table-cell>
          <table:table-cell table:style-name="ce3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939" calcext:value-type="float">
            <text:p>1210939</text:p>
          </table:table-cell>
          <table:table-cell table:style-name="ce3" office:value-type="string" calcext:value-type="string">
            <text:p>REMORQUAGE AMERICAN AUTO CENTRE</text:p>
          </table:table-cell>
          <table:table-cell table:style-name="ce10" office:value-type="date" office:date-value="2017-06-22" calcext:value-type="date">
            <text:p>22-juin-17</text:p>
          </table:table-cell>
          <table:table-cell/>
          <table:table-cell table:style-name="ce15" office:value-type="float" office:value="997.38" calcext:value-type="float">
            <text:p>997,38</text:p>
          </table:table-cell>
          <table:table-cell table:style-name="ce3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7" office:value-type="float" office:value="1205903" calcext:value-type="float">
            <text:p>1205903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0" office:value-type="date" office:date-value="2017-06-05" calcext:value-type="date">
            <text:p>05-juin-17</text:p>
          </table:table-cell>
          <table:table-cell table:style-name="ce7"/>
          <table:table-cell table:style-name="ce15" office:value-type="float" office:value="488.4" calcext:value-type="float">
            <text:p>488,40</text:p>
          </table:table-cell>
          <table:table-cell table:style-name="ce3" office:value-type="string" calcext:value-type="string">
            <text:p>Service - Téléphon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83893" calcext:value-type="float">
            <text:p>1183893</text:p>
          </table:table-cell>
          <table:table-cell table:style-name="ce3" office:value-type="string" calcext:value-type="string">
            <text:p>JEUNESSE BENNY</text:p>
          </table:table-cell>
          <table:table-cell table:style-name="ce10" office:value-type="date" office:date-value="2017-06-16" calcext:value-type="date">
            <text:p>16-juin-17</text:p>
          </table:table-cell>
          <table:table-cell table:style-name="ce7"/>
          <table:table-cell table:style-name="ce15" office:value-type="float" office:value="7000" calcext:value-type="float">
            <text:p>7 000,00</text:p>
          </table:table-cell>
          <table:table-cell table:style-name="ce3" office:value-type="string" calcext:value-type="string">
            <text:p>Service - Organisation d'activités sportiv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table:style-name="ce7" office:value-type="float" office:value="1206491" calcext:value-type="float">
            <text:p>1206491</text:p>
          </table:table-cell>
          <table:table-cell table:style-name="ce3" office:value-type="string" calcext:value-type="string">
            <text:p>2946-8980 QUEBEC INC.</text:p>
          </table:table-cell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18412.71" calcext:value-type="float">
            <text:p>18 412,71</text:p>
          </table:table-cell>
          <table:table-cell table:style-name="ce3" office:value-type="string" calcext:value-type="string">
            <text:p>Frais - Stationn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155" calcext:value-type="float">
            <text:p>1211155</text:p>
          </table:table-cell>
          <table:table-cell table:style-name="ce3"/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36" calcext:value-type="float">
            <text:p>36,00</text:p>
          </table:table-cell>
          <table:table-cell table:style-name="ce3" office:value-type="string" calcext:value-type="string">
            <text:p>Frais - Stationn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229" calcext:value-type="float">
            <text:p>1209229</text:p>
          </table:table-cell>
          <table:table-cell table:style-name="ce3" office:value-type="string" calcext:value-type="string">
            <text:p>BATTAH - AVOCATS S.E.N.C.R.L.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4866.17" calcext:value-type="float">
            <text:p>4 866,17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127" calcext:value-type="float">
            <text:p>1212127</text:p>
          </table:table-cell>
          <table:table-cell table:style-name="ce3" office:value-type="string" calcext:value-type="string">
            <text:p>CORPORATION DES OFFICIERS MUNIC. DU QC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183.73" calcext:value-type="float">
            <text:p>183,73</text:p>
          </table:table-cell>
          <table:table-cell table:style-name="ce3" office:value-type="string" calcext:value-type="string">
            <text:p>Frais - Inscription pour colloque et conférenc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381" calcext:value-type="float">
            <text:p>1211381</text:p>
          </table:table-cell>
          <table:table-cell table:style-name="ce3" office:value-type="string" calcext:value-type="string">
            <text:p>ENTREPRENEUR PAYSAGISTES STRATHMORE</text:p>
          </table:table-cell>
          <table:table-cell table:style-name="ce10" office:value-type="date" office:date-value="2017-06-27" calcext:value-type="date">
            <text:p>27-juin-17</text:p>
          </table:table-cell>
          <table:table-cell/>
          <table:table-cell table:style-name="ce15" office:value-type="float" office:value="2150.82" calcext:value-type="float">
            <text:p>2 150,82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91767" calcext:value-type="float">
            <text:p>1191767</text:p>
          </table:table-cell>
          <table:table-cell table:style-name="ce3" office:value-type="string" calcext:value-type="string">
            <text:p>ENTREPRISE ELECTRIQUE L. DALLAIRE INC.</text:p>
          </table:table-cell>
          <table:table-cell table:style-name="ce10" office:value-type="date" office:date-value="2017-06-01" calcext:value-type="date">
            <text:p>01-juin-17</text:p>
          </table:table-cell>
          <table:table-cell/>
          <table:table-cell table:style-name="ce15" office:value-type="float" office:value="645.67" calcext:value-type="float">
            <text:p>645,67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380" calcext:value-type="float">
            <text:p>1211380</text:p>
          </table:table-cell>
          <table:table-cell table:style-name="ce3" office:value-type="string" calcext:value-type="string">
            <text:p>G &amp; L THIVIERGE INC</text:p>
          </table:table-cell>
          <table:table-cell table:style-name="ce10" office:value-type="date" office:date-value="2017-06-27" calcext:value-type="date">
            <text:p>27-juin-17</text:p>
          </table:table-cell>
          <table:table-cell/>
          <table:table-cell table:style-name="ce15" office:value-type="float" office:value="2729.67" calcext:value-type="float">
            <text:p>2 729,67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NDRON, DENIS</text:p>
          </table:table-cell>
          <table:table-cell table:style-name="ce7" office:value-type="float" office:value="1211377" calcext:value-type="float">
            <text:p>1211377</text:p>
          </table:table-cell>
          <table:table-cell table:style-name="ce3" office:value-type="string" calcext:value-type="string">
            <text:p>LOCATION GUAY</text:p>
          </table:table-cell>
          <table:table-cell table:style-name="ce10" office:value-type="date" office:date-value="2017-06-27" calcext:value-type="date">
            <text:p>27-juin-17</text:p>
          </table:table-cell>
          <table:table-cell table:style-name="ce7"/>
          <table:table-cell table:style-name="ce15" office:value-type="float" office:value="655.12" calcext:value-type="float">
            <text:p>655,12</text:p>
          </table:table-cell>
          <table:table-cell table:style-name="ce3" office:value-type="string" calcext:value-type="string">
            <text:p>Entrepreneur en excavation et terrassemen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float" office:value="1202944" calcext:value-type="float">
            <text:p>1202944</text:p>
          </table:table-cell>
          <table:table-cell table:style-name="ce3" office:value-type="string" calcext:value-type="string">
            <text:p>MUSCO SPORTS LIGHTING CANADA CO.</text:p>
          </table:table-cell>
          <table:table-cell table:style-name="ce10" office:value-type="date" office:date-value="2017-06-01" calcext:value-type="date">
            <text:p>01-juin-17</text:p>
          </table:table-cell>
          <table:table-cell/>
          <table:table-cell table:style-name="ce15" office:value-type="float" office:value="427.82" calcext:value-type="float">
            <text:p>427,82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float" office:value="1212125" calcext:value-type="float">
            <text:p>1212125</text:p>
          </table:table-cell>
          <table:table-cell table:style-name="ce3" office:value-type="string" calcext:value-type="string">
            <text:p>PAPIERS EXPERTS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366.49" calcext:value-type="float">
            <text:p>366,49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279" calcext:value-type="float">
            <text:p>1207279</text:p>
          </table:table-cell>
          <table:table-cell table:style-name="ce3" office:value-type="string" calcext:value-type="string">
            <text:p>PETROSUR LTEE</text:p>
          </table:table-cell>
          <table:table-cell table:style-name="ce10" office:value-type="date" office:date-value="2017-06-09" calcext:value-type="date">
            <text:p>09-juin-17</text:p>
          </table:table-cell>
          <table:table-cell table:style-name="ce7"/>
          <table:table-cell table:style-name="ce15" office:value-type="float" office:value="2603.69" calcext:value-type="float">
            <text:p>2 603,69</text:p>
          </table:table-cell>
          <table:table-cell table:style-name="ce3" office:value-type="string" calcext:value-type="string">
            <text:p>Ingénieur chimique, biotechnolog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123" calcext:value-type="float">
            <text:p>1212123</text:p>
          </table:table-cell>
          <table:table-cell table:style-name="ce3" office:value-type="string" calcext:value-type="string">
            <text:p>WOLTERS KLUWER QUEBEC LTEE</text:p>
          </table:table-cell>
          <table:table-cell table:style-name="ce10" office:value-type="date" office:date-value="2017-06-29" calcext:value-type="date">
            <text:p>29-juin-17</text:p>
          </table:table-cell>
          <table:table-cell table:style-name="ce7"/>
          <table:table-cell table:style-name="ce15" office:value-type="float" office:value="619" calcext:value-type="float">
            <text:p>619,00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328" calcext:value-type="float">
            <text:p>1210328</text:p>
          </table:table-cell>
          <table:table-cell table:style-name="ce3" office:value-type="string" calcext:value-type="string">
            <text:p>UGOBURO INC.</text:p>
          </table:table-cell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685.57" calcext:value-type="float">
            <text:p>685,57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7" office:value-type="float" office:value="1211473" calcext:value-type="float">
            <text:p>1211473</text:p>
          </table:table-cell>
          <table:table-cell table:style-name="ce3" office:value-type="string" calcext:value-type="string">
            <text:p>CEGEP DE SAINT-LAURENT</text:p>
          </table:table-cell>
          <table:table-cell table:style-name="ce10" office:value-type="date" office:date-value="2017-06-27" calcext:value-type="date">
            <text:p>27-juin-17</text:p>
          </table:table-cell>
          <table:table-cell table:style-name="ce12"/>
          <table:table-cell table:style-name="ce15" office:value-type="float" office:value="7349.12" calcext:value-type="float">
            <text:p>7 349,12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97933" calcext:value-type="float">
            <text:p>1197933</text:p>
          </table:table-cell>
          <table:table-cell table:style-name="ce3" office:value-type="string" calcext:value-type="string">
            <text:p>COSME</text:p>
          </table:table-cell>
          <table:table-cell table:style-name="ce10" office:value-type="date" office:date-value="2017-06-13" calcext:value-type="date">
            <text:p>13-juin-17</text:p>
          </table:table-cell>
          <table:table-cell table:style-name="ce7"/>
          <table:table-cell table:style-name="ce15" office:value-type="float" office:value="86.3" calcext:value-type="float">
            <text:p>86,30</text:p>
          </table:table-cell>
          <table:table-cell table:style-name="ce3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498" calcext:value-type="float">
            <text:p>1206498</text:p>
          </table:table-cell>
          <table:table-cell table:style-name="ce3" office:value-type="string" calcext:value-type="string">
            <text:p>ELECTRONIQUE ADDISON</text:p>
          </table:table-cell>
          <table:table-cell table:style-name="ce10" office:value-type="date" office:date-value="2017-06-07" calcext:value-type="date">
            <text:p>07-juin-17</text:p>
          </table:table-cell>
          <table:table-cell table:style-name="ce7"/>
          <table:table-cell table:style-name="ce15" office:value-type="float" office:value="157.38" calcext:value-type="float">
            <text:p>157,38</text:p>
          </table:table-cell>
          <table:table-cell table:style-name="ce3" office:value-type="string" calcext:value-type="string">
            <text:p>Étuis pour IPhone 5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2416" calcext:value-type="float">
            <text:p>1202416</text:p>
          </table:table-cell>
          <table:table-cell table:style-name="ce3" office:value-type="string" calcext:value-type="string">
            <text:p>GROUPE SDM INC</text:p>
          </table:table-cell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10.78" calcext:value-type="float">
            <text:p>10,78</text:p>
          </table:table-cell>
          <table:table-cell table:style-name="ce3" office:value-type="string" calcext:value-type="string">
            <text:p>Service - Déglaçage et nettoyage de conduit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850" calcext:value-type="float">
            <text:p>1211850</text:p>
          </table:table-cell>
          <table:table-cell table:style-name="ce3" office:value-type="string" calcext:value-type="string">
            <text:p>INOLEC</text:p>
          </table:table-cell>
          <table:table-cell table:style-name="ce10" office:value-type="date" office:date-value="2017-06-28" calcext:value-type="date">
            <text:p>28-juin-17</text:p>
          </table:table-cell>
          <table:table-cell/>
          <table:table-cell table:style-name="ce15" office:value-type="float" office:value="191.02" calcext:value-type="float">
            <text:p>191,02</text:p>
          </table:table-cell>
          <table:table-cell table:style-name="ce3" office:value-type="string" calcext:value-type="string">
            <text:p>Réparation de manipulateur de van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045" calcext:value-type="float">
            <text:p>1210045</text:p>
          </table:table-cell>
          <table:table-cell table:style-name="ce3" office:value-type="string" calcext:value-type="string">
            <text:p>STELEM</text:p>
          </table:table-cell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1249.36" calcext:value-type="float">
            <text:p>1 249,36</text:p>
          </table:table-cell>
          <table:table-cell table:style-name="ce3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972" calcext:value-type="float">
            <text:p>1208972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10" office:value-type="date" office:date-value="2017-06-14" calcext:value-type="date">
            <text:p>14-juin-17</text:p>
          </table:table-cell>
          <table:table-cell table:style-name="ce7" office:value-type="float" office:value="1191511" calcext:value-type="float">
            <text:p>1191511</text:p>
          </table:table-cell>
          <table:table-cell table:style-name="ce15" office:value-type="float" office:value="1780.59" calcext:value-type="float">
            <text:p>1 780,59</text:p>
          </table:table-cell>
          <table:table-cell table:style-name="ce3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7" office:value-type="float" office:value="1210246" calcext:value-type="float">
            <text:p>1210246</text:p>
          </table:table-cell>
          <table:table-cell table:style-name="ce3" office:value-type="string" calcext:value-type="string">
            <text:p>AXOR EXPERTS-CONSEILS INC.</text:p>
          </table:table-cell>
          <table:table-cell table:style-name="ce10" office:value-type="date" office:date-value="2017-06-20" calcext:value-type="date">
            <text:p>20-juin-17</text:p>
          </table:table-cell>
          <table:table-cell table:style-name="ce7" office:value-type="float" office:value="1184871" calcext:value-type="float">
            <text:p>1184871</text:p>
          </table:table-cell>
          <table:table-cell table:style-name="ce15" office:value-type="float" office:value="16957.58" calcext:value-type="float">
            <text:p>16 957,58</text:p>
          </table:table-cell>
          <table:table-cell table:style-name="ce3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458" calcext:value-type="float">
            <text:p>1203458</text:p>
          </table:table-cell>
          <table:table-cell table:style-name="ce3" office:value-type="string" calcext:value-type="string">
            <text:p>CENTRE D'ECOLOGIE URBAINE DE MONTREAL</text:p>
          </table:table-cell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6540.72" calcext:value-type="float">
            <text:p>6 540,72</text:p>
          </table:table-cell>
          <table:table-cell table:style-name="ce3" office:value-type="string" calcext:value-type="string">
            <text:p>Gestionnaire de proje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518" calcext:value-type="float">
            <text:p>1211518</text:p>
          </table:table-cell>
          <table:table-cell table:style-name="ce3"/>
          <table:table-cell table:style-name="ce10" office:value-type="date" office:date-value="2017-06-27" calcext:value-type="date">
            <text:p>27-juin-17</text:p>
          </table:table-cell>
          <table:table-cell/>
          <table:table-cell table:style-name="ce15" office:value-type="float" office:value="22543.96" calcext:value-type="float">
            <text:p>22 543,96</text:p>
          </table:table-cell>
          <table:table-cell table:style-name="ce3" office:value-type="string" calcext:value-type="string">
            <text:p>Gestionnaire de proje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784" calcext:value-type="float">
            <text:p>1206784</text:p>
          </table:table-cell>
          <table:table-cell table:style-name="ce3" office:value-type="string" calcext:value-type="string">
            <text:p>CONSTRUCTION RENO MARC</text:p>
          </table:table-cell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10267.78" calcext:value-type="float">
            <text:p>10 267,78</text:p>
          </table:table-cell>
          <table:table-cell table:style-name="ce3" office:value-type="string" calcext:value-type="string">
            <text:p>Entrepreneur en travaux de bois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3"/>
          <table:table-cell table:style-name="ce10" office:value-type="date" office:date-value="2017-06-22" calcext:value-type="date">
            <text:p>22-juin-17</text:p>
          </table:table-cell>
          <table:table-cell table:style-name="ce12"/>
          <table:table-cell table:style-name="ce15" office:value-type="float" office:value="2971.15" calcext:value-type="float">
            <text:p>2 971,15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791" calcext:value-type="float">
            <text:p>1206791</text:p>
          </table:table-cell>
          <table:table-cell table:style-name="ce3"/>
          <table:table-cell table:style-name="ce10" office:value-type="date" office:date-value="2017-06-07" calcext:value-type="date">
            <text:p>07-juin-17</text:p>
          </table:table-cell>
          <table:table-cell table:style-name="ce7"/>
          <table:table-cell table:style-name="ce15" office:value-type="float" office:value="2472.46" calcext:value-type="float">
            <text:p>2 472,46</text:p>
          </table:table-cell>
          <table:table-cell table:style-name="ce3" office:value-type="string" calcext:value-type="string">
            <text:p>Entrepreneur en travaux de boi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120" calcext:value-type="float">
            <text:p>1212120</text:p>
          </table:table-cell>
          <table:table-cell table:style-name="ce3"/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3989.52" calcext:value-type="float">
            <text:p>3 989,52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707" calcext:value-type="float">
            <text:p>1205707</text:p>
          </table:table-cell>
          <table:table-cell table:style-name="ce3" office:value-type="string" calcext:value-type="string">
            <text:p>COPIE 2000</text:p>
          </table:table-cell>
          <table:table-cell table:style-name="ce10" office:value-type="date" office:date-value="2017-06-02" calcext:value-type="date">
            <text:p>02-juin-17</text:p>
          </table:table-cell>
          <table:table-cell/>
          <table:table-cell table:style-name="ce15" office:value-type="float" office:value="297.11" calcext:value-type="float">
            <text:p>297,1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237" calcext:value-type="float">
            <text:p>1211237</text:p>
          </table:table-cell>
          <table:table-cell table:style-name="ce3" office:value-type="string" calcext:value-type="string">
            <text:p>EN TEMPS ET LIEU S.E.N.C.</text:p>
          </table:table-cell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16323.97" calcext:value-type="float">
            <text:p>16 323,97</text:p>
          </table:table-cell>
          <table:table-cell table:style-name="ce3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252" calcext:value-type="float">
            <text:p>1211252</text:p>
          </table:table-cell>
          <table:table-cell table:style-name="ce3"/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6494.81" calcext:value-type="float">
            <text:p>6 494,81</text:p>
          </table:table-cell>
          <table:table-cell table:style-name="ce3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560" calcext:value-type="float">
            <text:p>1209560</text:p>
          </table:table-cell>
          <table:table-cell table:style-name="ce3" office:value-type="string" calcext:value-type="string">
            <text:p>JEAN BEAUDIN</text:p>
          </table:table-cell>
          <table:table-cell table:style-name="ce10" office:value-type="date" office:date-value="2017-06-16" calcext:value-type="date">
            <text:p>16-juin-17</text:p>
          </table:table-cell>
          <table:table-cell/>
          <table:table-cell table:style-name="ce15" office:value-type="float" office:value="300" calcext:value-type="float">
            <text:p>300,00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78725" calcext:value-type="float">
            <text:p>1178725</text:p>
          </table:table-cell>
          <table:table-cell table:style-name="ce3" office:value-type="string" calcext:value-type="string">
            <text:p>L'ASS. DE TAXI DIAMOND DE MTL LTEE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314.96" calcext:value-type="float">
            <text:p>314,96</text:p>
          </table:table-cell>
          <table:table-cell table:style-name="ce3" office:value-type="string" calcext:value-type="string">
            <text:p>Frais - Taxi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241" calcext:value-type="float">
            <text:p>1210241</text:p>
          </table:table-cell>
          <table:table-cell table:style-name="ce3" office:value-type="string" calcext:value-type="string">
            <text:p>LINDA KEMERER</text:p>
          </table:table-cell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2250" calcext:value-type="float">
            <text:p>2 250,00</text:p>
          </table:table-cell>
          <table:table-cell table:style-name="ce3" office:value-type="string" calcext:value-type="string">
            <text:p>Formation en développement interpersonn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959" calcext:value-type="float">
            <text:p>1207959</text:p>
          </table:table-cell>
          <table:table-cell table:style-name="ce3" office:value-type="string" calcext:value-type="string">
            <text:p>MAUD LA RUE</text:p>
          </table:table-cell>
          <table:table-cell table:style-name="ce10" office:value-type="date" office:date-value="2017-06-12" calcext:value-type="date">
            <text:p>12-juin-17</text:p>
          </table:table-cell>
          <table:table-cell table:style-name="ce7"/>
          <table:table-cell table:style-name="ce15" office:value-type="float" office:value="7349.12" calcext:value-type="float">
            <text:p>7 349,12</text:p>
          </table:table-cell>
          <table:table-cell table:style-name="ce3" office:value-type="string" calcext:value-type="string">
            <text:p>Urbaniste - Design urba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132" calcext:value-type="float">
            <text:p>1212132</text:p>
          </table:table-cell>
          <table:table-cell table:style-name="ce3" office:value-type="string" calcext:value-type="string">
            <text:p>MINI-EXCAVATION BEAU P-ART-TERRE INC.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8897.69" calcext:value-type="float">
            <text:p>8 897,69</text:p>
          </table:table-cell>
          <table:table-cell table:style-name="ce3" office:value-type="string" calcext:value-type="string">
            <text:p>Entrepreneur en excavation et terrasseme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128" calcext:value-type="float">
            <text:p>1212128</text:p>
          </table:table-cell>
          <table:table-cell table:style-name="ce3" office:value-type="string" calcext:value-type="string">
            <text:p>PAYSAGEMENT BELLE ROCAILLE</text:p>
          </table:table-cell>
          <table:table-cell table:style-name="ce10" office:value-type="date" office:date-value="2017-06-29" calcext:value-type="date">
            <text:p>29-juin-17</text:p>
          </table:table-cell>
          <table:table-cell/>
          <table:table-cell table:style-name="ce15" office:value-type="float" office:value="1154.86" calcext:value-type="float">
            <text:p>1 154,86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941" calcext:value-type="float">
            <text:p>1211941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0" office:value-type="date" office:date-value="2017-06-29" calcext:value-type="date">
            <text:p>29-juin-17</text:p>
          </table:table-cell>
          <table:table-cell table:style-name="ce7" office:value-type="float" office:value="1137408" calcext:value-type="float">
            <text:p>1137408</text:p>
          </table:table-cell>
          <table:table-cell table:style-name="ce15" office:value-type="float" office:value="1574.81" calcext:value-type="float">
            <text:p>1 574,81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2518" calcext:value-type="float">
            <text:p>1202518</text:p>
          </table:table-cell>
          <table:table-cell table:style-name="ce3" office:value-type="string" calcext:value-type="string">
            <text:p>TRAFIC INNOVATION INC.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238.85" calcext:value-type="float">
            <text:p>238,85</text:p>
          </table:table-cell>
          <table:table-cell table:style-name="ce3" office:value-type="string" calcext:value-type="string">
            <text:p>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153" calcext:value-type="float">
            <text:p>1207153</text:p>
          </table:table-cell>
          <table:table-cell table:style-name="ce3" office:value-type="string" calcext:value-type="string">
            <text:p>ZAP COOP DE SOLIDARITE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3732.31" calcext:value-type="float">
            <text:p>3 732,31</text:p>
          </table:table-cell>
          <table:table-cell table:style-name="ce3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9311" calcext:value-type="float">
            <text:p>1209311</text:p>
          </table:table-cell>
          <table:table-cell table:style-name="ce3" office:value-type="string" calcext:value-type="string">
            <text:p>ZESTE DU MONDE</text:p>
          </table:table-cell>
          <table:table-cell table:style-name="ce10" office:value-type="date" office:date-value="2017-06-15" calcext:value-type="date">
            <text:p>15-juin-17</text:p>
          </table:table-cell>
          <table:table-cell/>
          <table:table-cell table:style-name="ce15" office:value-type="float" office:value="228.35" calcext:value-type="float">
            <text:p>228,3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7" office:value-type="float" office:value="1207041" calcext:value-type="float">
            <text:p>1207041</text:p>
          </table:table-cell>
          <table:table-cell table:style-name="ce3" office:value-type="string" calcext:value-type="string">
            <text:p>KERR NORTON (TM)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81.89" calcext:value-type="float">
            <text:p>81,89</text:p>
          </table:table-cell>
          <table:table-cell table:style-name="ce3" office:value-type="string" calcext:value-type="string">
            <text:p>Encre, tone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636" calcext:value-type="float">
            <text:p>1208636</text:p>
          </table:table-cell>
          <table:table-cell table:style-name="ce3" office:value-type="string" calcext:value-type="string">
            <text:p>SECURIFORT INC.</text:p>
          </table:table-cell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176.38" calcext:value-type="float">
            <text:p>176,38</text:p>
          </table:table-cell>
          <table:table-cell table:style-name="ce3" office:value-type="string" calcext:value-type="string">
            <text:p>Réparation et changement du système de verrouillag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635" calcext:value-type="float">
            <text:p>1208635</text:p>
          </table:table-cell>
          <table:table-cell table:style-name="ce3" office:value-type="string" calcext:value-type="string">
            <text:p>SISCA SOLUTIONS D'AFFAIRES CANADA INC.</text:p>
          </table:table-cell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57.74" calcext:value-type="float">
            <text:p>57,7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54" calcext:value-type="float">
            <text:p>1206954</text:p>
          </table:table-cell>
          <table:table-cell table:style-name="ce3" office:value-type="string" calcext:value-type="string">
            <text:p>THE SUBURBAN NEWSPAPER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8399" calcext:value-type="float">
            <text:p>8 399,00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53" calcext:value-type="float">
            <text:p>1206953</text:p>
          </table:table-cell>
          <table:table-cell table:style-name="ce3" office:value-type="string" calcext:value-type="string">
            <text:p>WOLTERS KLUWER QUEBEC LTEE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372" calcext:value-type="float">
            <text:p>372,00</text:p>
          </table:table-cell>
          <table:table-cell table:style-name="ce3" office:value-type="string" calcext:value-type="string">
            <text:p>Mises à jour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43" calcext:value-type="float">
            <text:p>1207043</text:p>
          </table:table-cell>
          <table:table-cell table:style-name="ce3"/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267" calcext:value-type="float">
            <text:p>267,00</text:p>
          </table:table-cell>
          <table:table-cell table:style-name="ce3" office:value-type="string" calcext:value-type="string">
            <text:p>Mises à jo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SE, RICHARD</text:p>
          </table:table-cell>
          <table:table-cell table:style-name="ce7" office:value-type="float" office:value="1206991" calcext:value-type="float">
            <text:p>1206991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459.64" calcext:value-type="float">
            <text:p>459,64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77" calcext:value-type="float">
            <text:p>1206977</text:p>
          </table:table-cell>
          <table:table-cell table:style-name="ce3" office:value-type="string" calcext:value-type="string">
            <text:p>CENTRE DE TOITURES B &amp; S LTEE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285" calcext:value-type="float">
            <text:p>285,00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590" calcext:value-type="float">
            <text:p>1210590</text:p>
          </table:table-cell>
          <table:table-cell table:style-name="ce3" office:value-type="string" calcext:value-type="string">
            <text:p>EQUIPEMENTS DE SECURITE HOTTE INC</text:p>
          </table:table-cell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391.81" calcext:value-type="float">
            <text:p>391,81</text:p>
          </table:table-cell>
          <table:table-cell table:style-name="ce3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1380" calcext:value-type="float">
            <text:p>1201380</text:p>
          </table:table-cell>
          <table:table-cell table:style-name="ce3" office:value-type="string" calcext:value-type="string">
            <text:p>EQUIPEMENTS STINSON (QUEBEC) INC.</text:p>
          </table:table-cell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173.23" calcext:value-type="float">
            <text:p>173,23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SSE, RICHARD</text:p>
          </table:table-cell>
          <table:table-cell table:style-name="ce7" office:value-type="float" office:value="1208056" calcext:value-type="float">
            <text:p>1208056</text:p>
          </table:table-cell>
          <table:table-cell table:style-name="ce3" office:value-type="string" calcext:value-type="string">
            <text:p>GESTION NOVAFOR INC.</text:p>
          </table:table-cell>
          <table:table-cell table:style-name="ce10" office:value-type="date" office:date-value="2017-06-21" calcext:value-type="date">
            <text:p>21-juin-17</text:p>
          </table:table-cell>
          <table:table-cell table:style-name="ce7"/>
          <table:table-cell table:style-name="ce15" office:value-type="float" office:value="4475.99" calcext:value-type="float">
            <text:p>4 475,99</text:p>
          </table:table-cell>
          <table:table-cell table:style-name="ce3" office:value-type="string" calcext:value-type="string">
            <text:p>Vêtement et accesoires de trava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099" calcext:value-type="float">
            <text:p>1208099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1932.17" calcext:value-type="float">
            <text:p>1 932,17</text:p>
          </table:table-cell>
          <table:table-cell table:style-name="ce3" office:value-type="string" calcext:value-type="string">
            <text:p>Machine et équipement d'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3"/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191.24" calcext:value-type="float">
            <text:p>191,24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1973" calcext:value-type="float">
            <text:p>1201973</text:p>
          </table:table-cell>
          <table:table-cell table:style-name="ce3" office:value-type="string" calcext:value-type="string">
            <text:p>KELLY SANI-VAC INC</text:p>
          </table:table-cell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1303.94" calcext:value-type="float">
            <text:p>1 303,94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626" calcext:value-type="float">
            <text:p>1203626</text:p>
          </table:table-cell>
          <table:table-cell table:style-name="ce3"/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636" calcext:value-type="float">
            <text:p>1203636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658" calcext:value-type="float">
            <text:p>1203658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663" calcext:value-type="float">
            <text:p>1203663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667" calcext:value-type="float">
            <text:p>1203667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669" calcext:value-type="float">
            <text:p>1203669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704" calcext:value-type="float">
            <text:p>1203704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711" calcext:value-type="float">
            <text:p>1203711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715" calcext:value-type="float">
            <text:p>1203715</text:p>
          </table:table-cell>
          <table:table-cell table:style-name="ce3"/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434.65" calcext:value-type="float">
            <text:p>434,65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3846" calcext:value-type="float">
            <text:p>1203846</text:p>
          </table:table-cell>
          <table:table-cell table:style-name="ce3" office:value-type="string" calcext:value-type="string">
            <text:p>LA MAISON DU PEINTRE</text:p>
          </table:table-cell>
          <table:table-cell table:style-name="ce10" office:value-type="date" office:date-value="2017-06-21" calcext:value-type="date">
            <text:p>21-juin-17</text:p>
          </table:table-cell>
          <table:table-cell/>
          <table:table-cell table:style-name="ce15" office:value-type="float" office:value="71.81" calcext:value-type="float">
            <text:p>71,81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0042" calcext:value-type="float">
            <text:p>1210042</text:p>
          </table:table-cell>
          <table:table-cell table:style-name="ce3"/>
          <table:table-cell table:style-name="ce10" office:value-type="date" office:date-value="2017-06-20" calcext:value-type="date">
            <text:p>20-juin-17</text:p>
          </table:table-cell>
          <table:table-cell/>
          <table:table-cell table:style-name="ce15" office:value-type="float" office:value="518.44" calcext:value-type="float">
            <text:p>518,44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197" calcext:value-type="float">
            <text:p>1211197</text:p>
          </table:table-cell>
          <table:table-cell table:style-name="ce3"/>
          <table:table-cell table:style-name="ce10" office:value-type="date" office:date-value="2017-06-23" calcext:value-type="date">
            <text:p>23-juin-17</text:p>
          </table:table-cell>
          <table:table-cell table:style-name="ce7"/>
          <table:table-cell table:style-name="ce15" office:value-type="float" office:value="572.13" calcext:value-type="float">
            <text:p>572,13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009" calcext:value-type="float">
            <text:p>1212009</text:p>
          </table:table-cell>
          <table:table-cell table:style-name="ce3"/>
          <table:table-cell table:style-name="ce10" office:value-type="date" office:date-value="2017-06-29" calcext:value-type="date">
            <text:p>29-juin-17</text:p>
          </table:table-cell>
          <table:table-cell table:style-name="ce7"/>
          <table:table-cell table:style-name="ce15" office:value-type="float" office:value="519.95" calcext:value-type="float">
            <text:p>519,95</text:p>
          </table:table-cell>
          <table:table-cell table:style-name="ce3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22" calcext:value-type="float">
            <text:p>1207022</text:p>
          </table:table-cell>
          <table:table-cell table:style-name="ce3" office:value-type="string" calcext:value-type="string">
            <text:p>LEE VALLEY TOOLS LTD.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311.19" calcext:value-type="float">
            <text:p>311,19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955" calcext:value-type="float">
            <text:p>1206955</text:p>
          </table:table-cell>
          <table:table-cell table:style-name="ce3" office:value-type="string" calcext:value-type="string">
            <text:p>LE GROUPE J.S.V. INC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154.33" calcext:value-type="float">
            <text:p>154,33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128" calcext:value-type="float">
            <text:p>1208128</text:p>
          </table:table-cell>
          <table:table-cell table:style-name="ce3"/>
          <table:table-cell table:style-name="ce10" office:value-type="date" office:date-value="2017-06-12" calcext:value-type="date">
            <text:p>12-juin-17</text:p>
          </table:table-cell>
          <table:table-cell table:style-name="ce7"/>
          <table:table-cell table:style-name="ce15" office:value-type="float" office:value="340.48" calcext:value-type="float">
            <text:p>340,4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14" calcext:value-type="float">
            <text:p>1207014</text:p>
          </table:table-cell>
          <table:table-cell table:style-name="ce3" office:value-type="string" calcext:value-type="string">
            <text:p>LES ENTREPRISES DOUGLAS POWERTECH INC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609.88" calcext:value-type="float">
            <text:p>609,8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108" calcext:value-type="float">
            <text:p>1208108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10" office:value-type="date" office:date-value="2017-06-12" calcext:value-type="date">
            <text:p>12-juin-17</text:p>
          </table:table-cell>
          <table:table-cell table:style-name="ce7"/>
          <table:table-cell table:style-name="ce15" office:value-type="float" office:value="209.53" calcext:value-type="float">
            <text:p>209,53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195" calcext:value-type="float">
            <text:p>1211195</text:p>
          </table:table-cell>
          <table:table-cell table:style-name="ce3" office:value-type="string" calcext:value-type="string">
            <text:p>LES PEPINIERES JASMIN LTEE</text:p>
          </table:table-cell>
          <table:table-cell table:style-name="ce10" office:value-type="date" office:date-value="2017-06-23" calcext:value-type="date">
            <text:p>23-juin-17</text:p>
          </table:table-cell>
          <table:table-cell table:style-name="ce7"/>
          <table:table-cell table:style-name="ce15" office:value-type="float" office:value="388.44" calcext:value-type="float">
            <text:p>388,44</text:p>
          </table:table-cell>
          <table:table-cell table:style-name="ce3" office:value-type="string" calcext:value-type="string">
            <text:p>Bassin d'eau et fontai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2086" calcext:value-type="float">
            <text:p>1212086</text:p>
          </table:table-cell>
          <table:table-cell table:style-name="ce3" office:value-type="string" calcext:value-type="string">
            <text:p>PRODUITS SANY</text:p>
          </table:table-cell>
          <table:table-cell table:style-name="ce10" office:value-type="date" office:date-value="2017-06-29" calcext:value-type="date">
            <text:p>29-juin-17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397.28" calcext:value-type="float">
            <text:p>397,28</text:p>
          </table:table-cell>
          <table:table-cell table:style-name="ce3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20" calcext:value-type="float">
            <text:p>1207020</text:p>
          </table:table-cell>
          <table:table-cell table:style-name="ce3" office:value-type="string" calcext:value-type="string">
            <text:p>QUINCAILLERIE NOTRE-DAME DE ST-HENRI</text:p>
          </table:table-cell>
          <table:table-cell table:style-name="ce10" office:value-type="date" office:date-value="2017-06-08" calcext:value-type="date">
            <text:p>08-juin-17</text:p>
          </table:table-cell>
          <table:table-cell table:style-name="ce7"/>
          <table:table-cell table:style-name="ce15" office:value-type="float" office:value="16.15" calcext:value-type="float">
            <text:p>16,15</text:p>
          </table:table-cell>
          <table:table-cell table:style-name="ce3" office:value-type="string" calcext:value-type="string">
            <text:p>Carburant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3"/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68.66" calcext:value-type="float">
            <text:p>68,66</text:p>
          </table:table-cell>
          <table:table-cell table:style-name="ce3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180" calcext:value-type="float">
            <text:p>1208180</text:p>
          </table:table-cell>
          <table:table-cell table:style-name="ce3"/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1697.4" calcext:value-type="float">
            <text:p>1 697,40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153" calcext:value-type="float">
            <text:p>1208153</text:p>
          </table:table-cell>
          <table:table-cell table:style-name="ce3" office:value-type="string" calcext:value-type="string">
            <text:p>SECURITE LANDRY INC</text:p>
          </table:table-cell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2140.62" calcext:value-type="float">
            <text:p>2 140,6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5409" calcext:value-type="float">
            <text:p>1205409</text:p>
          </table:table-cell>
          <table:table-cell table:style-name="ce3" office:value-type="string" calcext:value-type="string">
            <text:p>STE INTER. D'ARBORICULTURE QUEBEC INC.</text:p>
          </table:table-cell>
          <table:table-cell table:style-name="ce10" office:value-type="date" office:date-value="2017-06-01" calcext:value-type="date">
            <text:p>01-juin-17</text:p>
          </table:table-cell>
          <table:table-cell table:style-name="ce7"/>
          <table:table-cell table:style-name="ce15" office:value-type="float" office:value="335.96" calcext:value-type="float">
            <text:p>335,96</text:p>
          </table:table-cell>
          <table:table-cell table:style-name="ce3" office:value-type="string" calcext:value-type="string">
            <text:p>Formation en développement techn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016" calcext:value-type="float">
            <text:p>1207016</text:p>
          </table:table-cell>
          <table:table-cell table:style-name="ce3" office:value-type="string" calcext:value-type="string">
            <text:p>VERMEER CANADA INC.</text:p>
          </table:table-cell>
          <table:table-cell table:style-name="ce10" office:value-type="date" office:date-value="2017-06-08" calcext:value-type="date">
            <text:p>08-juin-17</text:p>
          </table:table-cell>
          <table:table-cell/>
          <table:table-cell table:style-name="ce15" office:value-type="float" office:value="54.59" calcext:value-type="float">
            <text:p>54,59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036" calcext:value-type="float">
            <text:p>1208036</text:p>
          </table:table-cell>
          <table:table-cell table:style-name="ce3"/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861.28" calcext:value-type="float">
            <text:p>861,2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8111" calcext:value-type="float">
            <text:p>1208111</text:p>
          </table:table-cell>
          <table:table-cell table:style-name="ce3" office:value-type="string" calcext:value-type="string">
            <text:p>WOLSELEY CANADA INC.</text:p>
          </table:table-cell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20.54" calcext:value-type="float">
            <text:p>20,54</text:p>
          </table:table-cell>
          <table:table-cell table:style-name="ce3" office:value-type="string" calcext:value-type="string">
            <text:p>Accessoire et fourniture de plomb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table:style-name="ce7" office:value-type="float" office:value="1206764" calcext:value-type="float">
            <text:p>1206764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855.65" calcext:value-type="float">
            <text:p>855,65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065" calcext:value-type="float">
            <text:p>1211065</text:p>
          </table:table-cell>
          <table:table-cell table:style-name="ce3"/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1561.69" calcext:value-type="float">
            <text:p>1 561,6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006" calcext:value-type="float">
            <text:p>1206006</text:p>
          </table:table-cell>
          <table:table-cell table:style-name="ce3" office:value-type="string" calcext:value-type="string">
            <text:p>CENTAURECOM INC.</text:p>
          </table:table-cell>
          <table:table-cell table:style-name="ce10" office:value-type="date" office:date-value="2017-06-05" calcext:value-type="date">
            <text:p>05-juin-17</text:p>
          </table:table-cell>
          <table:table-cell/>
          <table:table-cell table:style-name="ce15" office:value-type="float" office:value="3228.37" calcext:value-type="float">
            <text:p>3 228,37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7723" calcext:value-type="float">
            <text:p>1207723</text:p>
          </table:table-cell>
          <table:table-cell table:style-name="ce3" office:value-type="string" calcext:value-type="string">
            <text:p>DIMENSION DPR INC.</text:p>
          </table:table-cell>
          <table:table-cell table:style-name="ce10" office:value-type="date" office:date-value="2017-06-12" calcext:value-type="date">
            <text:p>12-juin-17</text:p>
          </table:table-cell>
          <table:table-cell/>
          <table:table-cell table:style-name="ce15" office:value-type="float" office:value="288.72" calcext:value-type="float">
            <text:p>288,7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311" calcext:value-type="float">
            <text:p>1206311</text:p>
          </table:table-cell>
          <table:table-cell table:style-name="ce3" office:value-type="string" calcext:value-type="string">
            <text:p>IMPRIME-EMPLOI</text:p>
          </table:table-cell>
          <table:table-cell table:style-name="ce10" office:value-type="date" office:date-value="2017-06-06" calcext:value-type="date">
            <text:p>06-juin-17</text:p>
          </table:table-cell>
          <table:table-cell/>
          <table:table-cell table:style-name="ce15" office:value-type="float" office:value="129.62" calcext:value-type="float">
            <text:p>129,6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88533" calcext:value-type="float">
            <text:p>1188533</text:p>
          </table:table-cell>
          <table:table-cell table:style-name="ce3" office:value-type="string" calcext:value-type="string">
            <text:p>LAMCOM TECHNOLOGIES INC.</text:p>
          </table:table-cell>
          <table:table-cell table:style-name="ce10" office:value-type="date" office:date-value="2017-06-14" calcext:value-type="date">
            <text:p>14-juin-17</text:p>
          </table:table-cell>
          <table:table-cell/>
          <table:table-cell table:style-name="ce15" office:value-type="float" office:value="57.74" calcext:value-type="float">
            <text:p>57,7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726" calcext:value-type="float">
            <text:p>1206726</text:p>
          </table:table-cell>
          <table:table-cell table:style-name="ce3" office:value-type="string" calcext:value-type="string">
            <text:p>MP REPRODUCTIONS INC.</text:p>
          </table:table-cell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85.17" calcext:value-type="float">
            <text:p>85,1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514" calcext:value-type="float">
            <text:p>1206514</text:p>
          </table:table-cell>
          <table:table-cell table:style-name="ce3" office:value-type="string" calcext:value-type="string">
            <text:p>PUBLICATION 9417</text:p>
          </table:table-cell>
          <table:table-cell table:style-name="ce10" office:value-type="date" office:date-value="2017-06-07" calcext:value-type="date">
            <text:p>07-juin-17</text:p>
          </table:table-cell>
          <table:table-cell/>
          <table:table-cell table:style-name="ce15" office:value-type="float" office:value="4199.5" calcext:value-type="float">
            <text:p>4 199,50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06230" calcext:value-type="float">
            <text:p>1206230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10" office:value-type="date" office:date-value="2017-06-06" calcext:value-type="date">
            <text:p>06-juin-17</text:p>
          </table:table-cell>
          <table:table-cell/>
          <table:table-cell table:style-name="ce15" office:value-type="float" office:value="9371.68" calcext:value-type="float">
            <text:p>9 371,6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211069" calcext:value-type="float">
            <text:p>1211069</text:p>
          </table:table-cell>
          <table:table-cell table:style-name="ce3"/>
          <table:table-cell table:style-name="ce10" office:value-type="date" office:date-value="2017-06-23" calcext:value-type="date">
            <text:p>23-juin-17</text:p>
          </table:table-cell>
          <table:table-cell/>
          <table:table-cell table:style-name="ce15" office:value-type="float" office:value="9560.58" calcext:value-type="float">
            <text:p>9 560,5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7" office:value-type="float" office:value="1212389" calcext:value-type="float">
            <text:p>1212389</text:p>
          </table:table-cell>
          <table:table-cell table:style-name="ce3" office:value-type="string" calcext:value-type="string">
            <text:p>TRAFIC INNOVATION INC.</text:p>
          </table:table-cell>
          <table:table-cell table:style-name="ce10" office:value-type="date" office:date-value="2017-06-30" calcext:value-type="date">
            <text:p>30-juin-17</text:p>
          </table:table-cell>
          <table:table-cell/>
          <table:table-cell table:style-name="ce15" office:value-type="float" office:value="8000.04" calcext:value-type="float">
            <text:p>8 000,04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3"/>
          <table:table-cell table:style-name="ce10"/>
          <table:table-cell/>
          <table:table-cell table:style-name="ce15"/>
          <table:table-cell table:style-name="ce3"/>
          <table:table-cell table:number-columns-repeated="1017"/>
        </table:table-row>
        <table:table-row table:style-name="ro1" table:number-rows-repeated="8">
          <table:table-cell/>
          <table:table-cell table:style-name="ce7"/>
          <table:table-cell table:style-name="ce3"/>
          <table:table-cell table:style-name="ce11"/>
          <table:table-cell/>
          <table:table-cell table:style-name="ce15"/>
          <table:table-cell table:style-name="ce3"/>
          <table:table-cell table:number-columns-repeated="1017"/>
        </table:table-row>
        <table:table-row table:style-name="ro1">
          <table:table-cell/>
          <table:table-cell table:style-name="ce7"/>
          <table:table-cell table:style-name="ce3"/>
          <table:table-cell table:style-name="ce11"/>
          <table:table-cell table:style-name="ce7"/>
          <table:table-cell table:style-name="ce15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style-name="ce11"/>
          <table:table-cell/>
          <table:table-cell table:style-name="ce15"/>
          <table:table-cell table:style-name="ce3"/>
          <table:table-cell table:number-columns-repeated="1017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22">
      <number:day/>
      <number:text>-</number:text>
      <number:month number:style="long" number:textual="true"/>
      <number:text>-</number:text>
      <number:year number:style="long"/>
    </number:date-style>
    <number:date-style style:name="N123">
      <number:day number:style="long"/>
      <number:text>-</number:text>
      <number:month number:style="long" number:textual="true"/>
      <number:text>-</number:text>
      <number:year number:style="long"/>
    </number:date-style>
    <number:date-style style:name="N124">
      <number:day number:style="long"/>
      <number:text>-</number:text>
      <number:month number:style="long"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hadow="none" style:first-page-number="continue" style:scale-to="6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8:34:17</meta:creation-date>
    <dc:date>2017-09-12T14:26:28.750000000</dc:date>
    <meta:generator>LibreOffice/5.4.0.3$Windows_x86 LibreOffice_project/7556cbc6811c9d992f4064ab9287069087d7f62c</meta:generator>
    <meta:editing-duration>PT9M29S</meta:editing-duration>
    <meta:editing-cycles>2</meta:editing-cycles>
    <meta:document-statistic meta:table-count="3" meta:cell-count="817" meta:object-count="0"/>
  </office:meta>
</office:document-meta>
</file>